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f1b8" officeooo:paragraph-rsid="0020f1b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39ca7"/>
    </style:style>
    <style:style style:name="P4" style:family="paragraph" style:parent-style-name="Standard">
      <style:paragraph-properties fo:text-align="justify" style:justify-single-word="false"/>
      <style:text-properties officeooo:rsid="0012d87e" officeooo:paragraph-rsid="0012d87e"/>
    </style:style>
    <style:style style:name="P5" style:family="paragraph" style:parent-style-name="Standard">
      <style:paragraph-properties fo:text-align="justify" style:justify-single-word="false"/>
      <style:text-properties officeooo:rsid="0012d87e" officeooo:paragraph-rsid="0013e177"/>
    </style:style>
    <style:style style:name="P6" style:family="paragraph" style:parent-style-name="Standard">
      <style:paragraph-properties fo:text-align="justify" style:justify-single-word="false"/>
      <style:text-properties officeooo:rsid="0012d87e" officeooo:paragraph-rsid="001a254f"/>
    </style:style>
    <style:style style:name="P7" style:family="paragraph" style:parent-style-name="Standard">
      <style:paragraph-properties fo:text-align="justify" style:justify-single-word="false"/>
      <style:text-properties officeooo:rsid="0018578c" officeooo:paragraph-rsid="001a254f"/>
    </style:style>
    <style:style style:name="P8" style:family="paragraph" style:parent-style-name="Standard">
      <style:paragraph-properties fo:text-align="justify" style:justify-single-word="false"/>
      <style:text-properties officeooo:rsid="001a254f" officeooo:paragraph-rsid="001a254f"/>
    </style:style>
    <style:style style:name="P9" style:family="paragraph" style:parent-style-name="Standard">
      <style:paragraph-properties fo:text-align="justify" style:justify-single-word="false"/>
      <style:text-properties officeooo:rsid="00239ca7" officeooo:paragraph-rsid="00239ca7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3e177"/>
    </style:style>
    <style:style style:name="P11" style:family="paragraph" style:parent-style-name="Standard">
      <style:paragraph-properties fo:text-align="justify" style:justify-single-word="false"/>
      <style:text-properties officeooo:paragraph-rsid="0029273b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3e177" officeooo:paragraph-rsid="0013e177"/>
    </style:style>
    <style:style style:name="P13" style:family="paragraph" style:parent-style-name="Standard">
      <style:paragraph-properties fo:text-align="justify" style:justify-single-word="false"/>
      <style:text-properties officeooo:rsid="0012d87e" officeooo:paragraph-rsid="001a254f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39ca7" style:font-weight-asian="bold"/>
    </style:style>
    <style:style style:name="T3" style:family="text">
      <style:text-properties fo:font-weight="bold" officeooo:rsid="0027b091" style:font-weight-asian="bold"/>
    </style:style>
    <style:style style:name="T4" style:family="text">
      <style:text-properties officeooo:rsid="0012d87e"/>
    </style:style>
    <style:style style:name="T5" style:family="text">
      <style:text-properties officeooo:rsid="0013e177"/>
    </style:style>
    <style:style style:name="T6" style:family="text">
      <style:text-properties officeooo:rsid="00168f76"/>
    </style:style>
    <style:style style:name="T7" style:family="text">
      <style:text-properties officeooo:rsid="001a254f"/>
    </style:style>
    <style:style style:name="T8" style:family="text">
      <style:text-properties officeooo:rsid="002175d2"/>
    </style:style>
    <style:style style:name="T9" style:family="text">
      <style:text-properties officeooo:rsid="00220ac0"/>
    </style:style>
    <style:style style:name="T10" style:family="text">
      <style:text-properties officeooo:rsid="00239ca7"/>
    </style:style>
    <style:style style:name="T11" style:family="text">
      <style:text-properties officeooo:rsid="002927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D<text:span text:style-name="T4">4</text:span> – <text:span text:style-name="T4">Code</text:span></text:p>
      <text:p text:style-name="P4"/>
      <text:p text:style-name="P5">Lors des TD précédents vous avez décrit les fonctionnalités de gestion des ateliers. Dans ce TD vous allez vous intéresser aux bonne<text:span text:style-name="T6">s</text:span> pratiques qui encadrent le développement des fonctionnalités. Nous vous proposons un squelette de code. </text:p>
      <text:list xml:id="list902221208" text:style-name="L1">
        <text:list-item>
          <text:p text:style-name="P10"><text:span text:style-name="T5">Forkez le dépôt </text:span><text:a xlink:type="simple" xlink:href="https://github.com/jleveau/M2-Workshops" text:style-name="Internet_20_link" text:visited-style-name="Visited_20_Internet_20_Link"><text:span text:style-name="T5">https://github.com/jleveau/M2-Workshops</text:span></text:a><text:span text:style-name="T5">.</text:span></text:p>
        </text:list-item>
        <text:list-item>
          <text:p text:style-name="P12"><text:span text:style-name="T8">Sur</text:span> votre <text:span text:style-name="T9">fork</text:span>, <text:span text:style-name="T8">créez une branche </text:span>de dev.</text:p>
        </text:list-item>
      </text:list>
      <text:p text:style-name="P7">Installez les <text:span text:style-name="T8">dépendance</text:span> du projet avec la commande :</text:p>
      <text:p text:style-name="P8">$ npm install</text:p>
      <text:p text:style-name="P6"><text:span text:style-name="T7">Puis l</text:span>ancez le serveur avec la commande :</text:p>
      <text:p text:style-name="P6"><text:span text:style-name="T7">$ </text:span>node js/index </text:p>
      <text:p text:style-name="P11"><text:span text:style-name="T11">L’application est disponnible sur l’url : </text:span><text:a xlink:type="simple" xlink:href="http://localhost:3000/" text:style-name="Internet_20_link" text:visited-style-name="Visited_20_Internet_20_Link">http://localhost:3000/</text:a></text:p>
      <text:p text:style-name="P2"><text:span text:style-name="T1">Q1</text:span> : <text:span text:style-name="T4">Observez la structure des fichiers du projet, est elle pertinente, reflète t elle l’architecture du projet ? Proposez une autre structure.</text:span></text:p>
      <text:p text:style-name="P3"><text:span text:style-name="T1">Q</text:span><text:span text:style-name="T2">2</text:span> : <text:span text:style-name="T10">Installez eslint : </text:span><text:a xlink:type="simple" xlink:href="https://www.npmjs.com/package/eslint" text:style-name="Internet_20_link" text:visited-style-name="Visited_20_Internet_20_Link"><text:span text:style-name="T10">https://www.npmjs.com/package/eslint</text:span></text:a><text:span text:style-name="T10">, et définissez une fichier .eslintrc contenant vos règles de codage. Intégrez eslint a votre IDE (sur visual studio code, installez l’extension eslint), afin d’afficher les erreurs et warning directement dans votre editeur.</text:span></text:p>
      <text:p text:style-name="P2"><text:span text:style-name="T1">Q</text:span><text:span text:style-name="T2">3</text:span> : <text:span text:style-name="T5">Sur votre branche de dev, développez la fonctionnalité de mise à jour d’un workshop, et faites une pull request vers branche main. Faite la review du code proposé et intégrez le.</text:span></text:p>
      <text:p text:style-name="P2"><text:span text:style-name="T1">Q</text:span><text:span text:style-name="T3">4</text:span> : <text:span text:style-name="T5">Sur la branch de dev, développez la fonctionnalité de suppression d’un atelier, depuis votre branche main, récupérez les commits du dépôt de dev.</text:span></text:p>
      <text:p text:style-name="P9"/>
      <text:h text:style-name="Heading_20_1" text:outline-level="1">A faire</text:h>
      <text:p text:style-name="P2">Travail à rendre: <text:span text:style-name="T5">Terminer le TD, et envoyer sur slack un lien vers votre dépô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f1b8" officeooo:paragraph-rsid="0020f1b8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19-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Blanc</meta:initial-creator>
    <meta:editing-cycles>18</meta:editing-cycles>
    <meta:creation-date>2019-08-29T09:22:00</meta:creation-date>
    <dc:date>2019-10-03T17:59:12.944291851</dc:date>
    <meta:editing-duration>PT45M38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219" meta:character-count="1390" meta:non-whitespace-character-count="11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